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advise</text:p>
          </table:table-cell>
          <table:table-cell office:value-type="float" office:value="6" calcext:value-type="float">
            <text:p>6</text:p>
          </table:table-cell>
          <table:table-cell table:formula="of:=SUM([.C1:.C4])" office:value-type="float" office:value="139" calcext:value-type="float">
            <text:p>139</text:p>
          </table:table-cell>
          <table:table-cell table:formula="of:=[.C1]/[.D1]" office:value-type="percentage" office:value="0.0431654676258993" calcext:value-type="percentage">
            <text:p>4,32%</text:p>
          </table:table-cell>
          <table:table-cell table:formula="of:=-[.E1]*LOG([.E1])" office:value-type="float" office:value="0.0589149733757029" calcext:value-type="float">
            <text:p>0,05891497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effect</text:p>
          </table:table-cell>
          <table:table-cell office:value-type="float" office:value="5" calcext:value-type="float">
            <text:p>5</text:p>
          </table:table-cell>
          <table:table-cell table:formula="of:=[.D1]" office:value-type="float" office:value="139" calcext:value-type="float">
            <text:p>139</text:p>
          </table:table-cell>
          <table:table-cell table:formula="of:=[.C2]/[.D2]" office:value-type="percentage" office:value="0.0359712230215827" calcext:value-type="percentage">
            <text:p>3,60%</text:p>
          </table:table-cell>
          <table:table-cell table:formula="of:=-[.E2]*LOG([.E2])" office:value-type="float" office:value="0.051944057407125" calcext:value-type="float">
            <text:p>0,05194405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echanism</text:p>
          </table:table-cell>
          <table:table-cell office:value-type="float" office:value="10" calcext:value-type="float">
            <text:p>10</text:p>
          </table:table-cell>
          <table:table-cell table:formula="of:=[.D2]" office:value-type="float" office:value="139" calcext:value-type="float">
            <text:p>139</text:p>
          </table:table-cell>
          <table:table-cell table:formula="of:=[.C3]/[.D3]" office:value-type="percentage" office:value="0.0719424460431655" calcext:value-type="percentage">
            <text:p>7,19%</text:p>
          </table:table-cell>
          <table:table-cell table:formula="of:=-[.E3]*LOG([.E3])" office:value-type="float" office:value="0.0822312805938198" calcext:value-type="float">
            <text:p>0,0822312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ull</text:p>
          </table:table-cell>
          <table:table-cell office:value-type="float" office:value="118" calcext:value-type="float">
            <text:p>118</text:p>
          </table:table-cell>
          <table:table-cell table:formula="of:=[.D3]" office:value-type="float" office:value="139" calcext:value-type="float">
            <text:p>139</text:p>
          </table:table-cell>
          <table:table-cell table:formula="of:=[.C4]/[.D4]" office:value-type="percentage" office:value="0.848920863309353" calcext:value-type="percentage">
            <text:p>84,89%</text:p>
          </table:table-cell>
          <table:table-cell table:formula="of:=-[.E4]*LOG([.E4])" office:value-type="float" office:value="0.0603861119989958" calcext:value-type="float">
            <text:p>0,060386112</text:p>
          </table:table-cell>
          <table:table-cell table:formula="of:=SUM([.F1:.F4])" office:value-type="float" office:value="0.253476423375644" calcext:value-type="float">
            <text:p>0,2534764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]/[.D5]" office:value-type="percentage" office:value="1" calcext:value-type="percentage">
            <text:p>100,00%</text:p>
          </table:table-cell>
          <table:table-cell table:formula="of:=-[.E5]*LOG([.E5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]/[.D6]" office:value-type="percentage" office:value="1" calcext:value-type="percentage">
            <text:p>100,00%</text:p>
          </table:table-cell>
          <table:table-cell table:formula="of:=-[.E6]*LOG([.E6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]/[.D7]" office:value-type="percentage" office:value="1" calcext:value-type="percentage">
            <text:p>100,00%</text:p>
          </table:table-cell>
          <table:table-cell table:formula="of:=-[.E7]*LOG([.E7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8]/[.D8]" office:value-type="percentage" office:value="1" calcext:value-type="percentage">
            <text:p>100,00%</text:p>
          </table:table-cell>
          <table:table-cell table:formula="of:=-[.E8]*LOG([.E8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z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9]/[.D9]" office:value-type="percentage" office:value="1" calcext:value-type="percentage">
            <text:p>100,00%</text:p>
          </table:table-cell>
          <table:table-cell table:formula="of:=-[.E9]*LOG([.E9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dvise</text:p>
          </table:table-cell>
          <table:table-cell office:value-type="float" office:value="4" calcext:value-type="float">
            <text:p>4</text:p>
          </table:table-cell>
          <table:table-cell table:formula="of:=SUM([.C10:.C14])" office:value-type="float" office:value="324" calcext:value-type="float">
            <text:p>324</text:p>
          </table:table-cell>
          <table:table-cell table:formula="of:=[.C10]/[.D10]" office:value-type="percentage" office:value="0.0123456790123457" calcext:value-type="percentage">
            <text:p>1,23%</text:p>
          </table:table-cell>
          <table:table-cell table:formula="of:=-[.E10]*LOG([.E10])" office:value-type="float" office:value="0.0235615434429463" calcext:value-type="float">
            <text:p>0,0235615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ffect</text:p>
          </table:table-cell>
          <table:table-cell office:value-type="float" office:value="11" calcext:value-type="float">
            <text:p>11</text:p>
          </table:table-cell>
          <table:table-cell table:formula="of:=[.D10]" office:value-type="float" office:value="324" calcext:value-type="float">
            <text:p>324</text:p>
          </table:table-cell>
          <table:table-cell table:formula="of:=[.C11]/[.D11]" office:value-type="percentage" office:value="0.0339506172839506" calcext:value-type="percentage">
            <text:p>3,40%</text:p>
          </table:table-cell>
          <table:table-cell table:formula="of:=-[.E11]*LOG([.E11])" office:value-type="float" office:value="0.049878628319544" calcext:value-type="float">
            <text:p>0,0498786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324" calcext:value-type="float">
            <text:p>324</text:p>
          </table:table-cell>
          <table:table-cell table:formula="of:=[.C12]/[.D12]" office:value-type="percentage" office:value="0.00617283950617284" calcext:value-type="percentage">
            <text:p>0,62%</text:p>
          </table:table-cell>
          <table:table-cell table:formula="of:=-[.E12]*LOG([.E12])" office:value-type="float" office:value="0.0136389815712508" calcext:value-type="float">
            <text:p>0,01363898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echanism</text:p>
          </table:table-cell>
          <table:table-cell office:value-type="float" office:value="18" calcext:value-type="float">
            <text:p>18</text:p>
          </table:table-cell>
          <table:table-cell table:formula="of:=[.D12]" office:value-type="float" office:value="324" calcext:value-type="float">
            <text:p>324</text:p>
          </table:table-cell>
          <table:table-cell table:formula="of:=[.C13]/[.D13]" office:value-type="percentage" office:value="0.0555555555555556" calcext:value-type="percentage">
            <text:p>5,56%</text:p>
          </table:table-cell>
          <table:table-cell table:formula="of:=-[.E13]*LOG([.E13])" office:value-type="float" office:value="0.0697373613946281" calcext:value-type="float">
            <text:p>0,0697373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table:formula="of:=[.D13]" office:value-type="float" office:value="324" calcext:value-type="float">
            <text:p>324</text:p>
          </table:table-cell>
          <table:table-cell table:formula="of:=[.C14]/[.D14]" office:value-type="percentage" office:value="0.891975308641975" calcext:value-type="percentage">
            <text:p>89,20%</text:p>
          </table:table-cell>
          <table:table-cell table:formula="of:=-[.E14]*LOG([.E14])" office:value-type="float" office:value="0.0442840475094709" calcext:value-type="float">
            <text:p>0,0442840475</text:p>
          </table:table-cell>
          <table:table-cell table:formula="of:=SUM([.F10:.F14])" office:value-type="float" office:value="0.20110056223784" calcext:value-type="float">
            <text:p>0,2011005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advise</text:p>
          </table:table-cell>
          <table:table-cell office:value-type="float" office:value="5" calcext:value-type="float">
            <text:p>5</text:p>
          </table:table-cell>
          <table:table-cell table:formula="of:=SUM([.C15:.C19])" office:value-type="float" office:value="201" calcext:value-type="float">
            <text:p>201</text:p>
          </table:table-cell>
          <table:table-cell table:formula="of:=[.C15]/[.D15]" office:value-type="percentage" office:value="0.0248756218905473" calcext:value-type="percentage">
            <text:p>2,49%</text:p>
          </table:table-cell>
          <table:table-cell table:formula="of:=-[.E15]*LOG([.E15])" office:value-type="float" office:value="0.0399061207234943" calcext:value-type="float">
            <text:p>0,03990612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effect</text:p>
          </table:table-cell>
          <table:table-cell office:value-type="float" office:value="3" calcext:value-type="float">
            <text:p>3</text:p>
          </table:table-cell>
          <table:table-cell table:formula="of:=[.D15]" office:value-type="float" office:value="201" calcext:value-type="float">
            <text:p>201</text:p>
          </table:table-cell>
          <table:table-cell table:formula="of:=[.C16]/[.D16]" office:value-type="percentage" office:value="0.0149253731343284" calcext:value-type="percentage">
            <text:p>1,49%</text:p>
          </table:table-cell>
          <table:table-cell table:formula="of:=-[.E16]*LOG([.E16])" office:value-type="float" office:value="0.0272548478015049" calcext:value-type="float">
            <text:p>0,0272548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16]" office:value-type="float" office:value="201" calcext:value-type="float">
            <text:p>201</text:p>
          </table:table-cell>
          <table:table-cell table:formula="of:=[.C17]/[.D17]" office:value-type="percentage" office:value="0.00497512437810945" calcext:value-type="percentage">
            <text:p>0,50%</text:p>
          </table:table-cell>
          <table:table-cell table:formula="of:=-[.E17]*LOG([.E17])" office:value-type="float" office:value="0.0114586868528383" calcext:value-type="float">
            <text:p>0,01145868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mechanism</text:p>
          </table:table-cell>
          <table:table-cell office:value-type="float" office:value="1" calcext:value-type="float">
            <text:p>1</text:p>
          </table:table-cell>
          <table:table-cell table:formula="of:=[.D17]" office:value-type="float" office:value="201" calcext:value-type="float">
            <text:p>201</text:p>
          </table:table-cell>
          <table:table-cell table:formula="of:=[.C18]/[.D18]" office:value-type="percentage" office:value="0.00497512437810945" calcext:value-type="percentage">
            <text:p>0,50%</text:p>
          </table:table-cell>
          <table:table-cell table:formula="of:=-[.E18]*LOG([.E18])" office:value-type="float" office:value="0.0114586868528383" calcext:value-type="float">
            <text:p>0,011458686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J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formula="of:=[.D18]" office:value-type="float" office:value="201" calcext:value-type="float">
            <text:p>201</text:p>
          </table:table-cell>
          <table:table-cell table:style-name="ce3" table:formula="of:=[.C19]/[.D19]" office:value-type="percentage" office:value="0.950248756218906" calcext:value-type="percentage">
            <text:p>95,02%</text:p>
          </table:table-cell>
          <table:table-cell table:style-name="ce1" table:formula="of:=-[.E19]*LOG([.E19])" office:value-type="float" office:value="0.0210600687711314" calcext:value-type="float">
            <text:p>0,0210600688</text:p>
          </table:table-cell>
          <table:table-cell table:style-name="ce1" table:formula="of:=SUM([.F15:.F19])" office:value-type="float" office:value="0.111138411001807" calcext:value-type="float">
            <text:p>0,11113841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JJR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0]/[.D20]" office:value-type="percentage" office:value="1" calcext:value-type="percentage">
            <text:p>100,00%</text:p>
          </table:table-cell>
          <table:table-cell table:formula="of:=-[.E20]*LOG([.E20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dvise</text:p>
          </table:table-cell>
          <table:table-cell office:value-type="float" office:value="320" calcext:value-type="float">
            <text:p>320</text:p>
          </table:table-cell>
          <table:table-cell table:formula="of:=SUM([.C21:.C25])" office:value-type="float" office:value="4216" calcext:value-type="float">
            <text:p>4216</text:p>
          </table:table-cell>
          <table:table-cell table:formula="of:=[.C21]/[.D21]" office:value-type="percentage" office:value="0.0759013282732448" calcext:value-type="percentage">
            <text:p>7,59%</text:p>
          </table:table-cell>
          <table:table-cell table:formula="of:=-[.E21]*LOG([.E21])" office:value-type="float" office:value="0.0849905596876345" calcext:value-type="float">
            <text:p>0,08499055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effect</text:p>
          </table:table-cell>
          <table:table-cell office:value-type="float" office:value="564" calcext:value-type="float">
            <text:p>564</text:p>
          </table:table-cell>
          <table:table-cell table:formula="of:=[.D21]" office:value-type="float" office:value="4216" calcext:value-type="float">
            <text:p>4216</text:p>
          </table:table-cell>
          <table:table-cell table:formula="of:=[.C22]/[.D22]" office:value-type="percentage" office:value="0.133776091081594" calcext:value-type="percentage">
            <text:p>13,38%</text:p>
          </table:table-cell>
          <table:table-cell table:formula="of:=-[.E22]*LOG([.E22])" office:value-type="float" office:value="0.116869669116871" calcext:value-type="float">
            <text:p>0,11686966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int</text:p>
          </table:table-cell>
          <table:table-cell office:value-type="float" office:value="98" calcext:value-type="float">
            <text:p>98</text:p>
          </table:table-cell>
          <table:table-cell table:formula="of:=[.D22]" office:value-type="float" office:value="4216" calcext:value-type="float">
            <text:p>4216</text:p>
          </table:table-cell>
          <table:table-cell table:formula="of:=[.C23]/[.D23]" office:value-type="percentage" office:value="0.0232447817836812" calcext:value-type="percentage">
            <text:p>2,32%</text:p>
          </table:table-cell>
          <table:table-cell table:formula="of:=-[.E23]*LOG([.E23])" office:value-type="float" office:value="0.0379744078743301" calcext:value-type="float">
            <text:p>0,03797440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echanism</text:p>
          </table:table-cell>
          <table:table-cell office:value-type="float" office:value="280" calcext:value-type="float">
            <text:p>280</text:p>
          </table:table-cell>
          <table:table-cell table:formula="of:=[.D23]" office:value-type="float" office:value="4216" calcext:value-type="float">
            <text:p>4216</text:p>
          </table:table-cell>
          <table:table-cell table:formula="of:=[.C24]/[.D24]" office:value-type="percentage" office:value="0.0664136622390892" calcext:value-type="percentage">
            <text:p>6,64%</text:p>
          </table:table-cell>
          <table:table-cell table:formula="of:=-[.E24]*LOG([.E24])" office:value-type="float" office:value="0.0782181973058434" calcext:value-type="float">
            <text:p>0,0782181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  <table:table-cell office:value-type="float" office:value="2954" calcext:value-type="float">
            <text:p>2954</text:p>
          </table:table-cell>
          <table:table-cell table:formula="of:=[.D24]" office:value-type="float" office:value="4216" calcext:value-type="float">
            <text:p>4216</text:p>
          </table:table-cell>
          <table:table-cell table:formula="of:=[.C25]/[.D25]" office:value-type="percentage" office:value="0.700664136622391" calcext:value-type="percentage">
            <text:p>70,07%</text:p>
          </table:table-cell>
          <table:table-cell table:formula="of:=-[.E25]*LOG([.E25])" office:value-type="float" office:value="0.108245680400656" calcext:value-type="float">
            <text:p>0,1082456804</text:p>
          </table:table-cell>
          <table:table-cell table:formula="of:=SUM([.F21:.F25])" office:value-type="float" office:value="0.426298514385335" calcext:value-type="float">
            <text:p>0,4262985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advise</text:p>
          </table:table-cell>
          <table:table-cell office:value-type="float" office:value="150" calcext:value-type="float">
            <text:p>150</text:p>
          </table:table-cell>
          <table:table-cell table:formula="of:=SUM([.C26:.C30])" office:value-type="float" office:value="10181" calcext:value-type="float">
            <text:p>10181</text:p>
          </table:table-cell>
          <table:table-cell table:formula="of:=[.C26]/[.D26]" office:value-type="percentage" office:value="0.0147333267851881" calcext:value-type="percentage">
            <text:p>1,47%</text:p>
          </table:table-cell>
          <table:table-cell table:formula="of:=-[.E26]*LOG([.E26])" office:value-type="float" office:value="0.0269870225673848" calcext:value-type="float">
            <text:p>0,02698702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effect</text:p>
          </table:table-cell>
          <table:table-cell office:value-type="float" office:value="300" calcext:value-type="float">
            <text:p>300</text:p>
          </table:table-cell>
          <table:table-cell table:formula="of:=[.D26]" office:value-type="float" office:value="10181" calcext:value-type="float">
            <text:p>10181</text:p>
          </table:table-cell>
          <table:table-cell table:formula="of:=[.C27]/[.D27]" office:value-type="percentage" office:value="0.0294666535703762" calcext:value-type="percentage">
            <text:p>2,95%</text:p>
          </table:table-cell>
          <table:table-cell table:formula="of:=-[.E27]*LOG([.E27])" office:value-type="float" office:value="0.0451036985382472" calcext:value-type="float">
            <text:p>0,0451036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int</text:p>
          </table:table-cell>
          <table:table-cell office:value-type="float" office:value="39" calcext:value-type="float">
            <text:p>39</text:p>
          </table:table-cell>
          <table:table-cell table:formula="of:=[.D27]" office:value-type="float" office:value="10181" calcext:value-type="float">
            <text:p>10181</text:p>
          </table:table-cell>
          <table:table-cell table:formula="of:=[.C28]/[.D28]" office:value-type="percentage" office:value="0.0038306649641489" calcext:value-type="percentage">
            <text:p>0,38%</text:p>
          </table:table-cell>
          <table:table-cell table:formula="of:=-[.E28]*LOG([.E28])" office:value-type="float" office:value="0.00925766696654157" calcext:value-type="float">
            <text:p>0,009257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mechanism</text:p>
          </table:table-cell>
          <table:table-cell office:value-type="float" office:value="274" calcext:value-type="float">
            <text:p>274</text:p>
          </table:table-cell>
          <table:table-cell table:formula="of:=[.D28]" office:value-type="float" office:value="10181" calcext:value-type="float">
            <text:p>10181</text:p>
          </table:table-cell>
          <table:table-cell table:formula="of:=[.C29]/[.D29]" office:value-type="percentage" office:value="0.0269128769276103" calcext:value-type="percentage">
            <text:p>2,69%</text:p>
          </table:table-cell>
          <table:table-cell table:formula="of:=-[.E29]*LOG([.E29])" office:value-type="float" office:value="0.0422542899172392" calcext:value-type="float">
            <text:p>0,042254289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9418" calcext:value-type="float">
            <text:p>9418</text:p>
          </table:table-cell>
          <table:table-cell table:style-name="ce1" table:formula="of:=[.D29]" office:value-type="float" office:value="10181" calcext:value-type="float">
            <text:p>10181</text:p>
          </table:table-cell>
          <table:table-cell table:style-name="ce3" table:formula="of:=[.C30]/[.D30]" office:value-type="percentage" office:value="0.925056477752677" calcext:value-type="percentage">
            <text:p>92,51%</text:p>
          </table:table-cell>
          <table:table-cell table:style-name="ce1" table:formula="of:=-[.E30]*LOG([.E30])" office:value-type="float" office:value="0.0312962807301141" calcext:value-type="float">
            <text:p>0,0312962807</text:p>
          </table:table-cell>
          <table:table-cell table:style-name="ce1" table:formula="of:=SUM([.F26:.F30])" office:value-type="float" office:value="0.154898958719527" calcext:value-type="float">
            <text:p>0,1548989587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advise</text:p>
          </table:table-cell>
          <table:table-cell office:value-type="float" office:value="50" calcext:value-type="float">
            <text:p>50</text:p>
          </table:table-cell>
          <table:table-cell table:formula="of:=SUM([.C31:.C35])" office:value-type="float" office:value="4898" calcext:value-type="float">
            <text:p>4898</text:p>
          </table:table-cell>
          <table:table-cell table:formula="of:=[.C31]/[.D31]" office:value-type="percentage" office:value="0.0102082482645978" calcext:value-type="percentage">
            <text:p>1,02%</text:p>
          </table:table-cell>
          <table:table-cell table:formula="of:=-[.E31]*LOG([.E31])" office:value-type="float" office:value="0.0203251202169526" calcext:value-type="float">
            <text:p>0,0203251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effect</text:p>
          </table:table-cell>
          <table:table-cell office:value-type="float" office:value="132" calcext:value-type="float">
            <text:p>132</text:p>
          </table:table-cell>
          <table:table-cell table:formula="of:=[.D31]" office:value-type="float" office:value="4898" calcext:value-type="float">
            <text:p>4898</text:p>
          </table:table-cell>
          <table:table-cell table:formula="of:=[.C32]/[.D32]" office:value-type="percentage" office:value="0.0269497754185382" calcext:value-type="percentage">
            <text:p>2,69%</text:p>
          </table:table-cell>
          <table:table-cell table:formula="of:=-[.E32]*LOG([.E32])" office:value-type="float" office:value="0.0422961862280391" calcext:value-type="float">
            <text:p>0,04229618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table:formula="of:=[.D32]" office:value-type="float" office:value="4898" calcext:value-type="float">
            <text:p>4898</text:p>
          </table:table-cell>
          <table:table-cell table:formula="of:=[.C33]/[.D33]" office:value-type="percentage" office:value="0.00142915475704369" calcext:value-type="percentage">
            <text:p>0,14%</text:p>
          </table:table-cell>
          <table:table-cell table:formula="of:=-[.E33]*LOG([.E33])" office:value-type="float" office:value="0.00406583201009005" calcext:value-type="float">
            <text:p>0,0040658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mechanism</text:p>
          </table:table-cell>
          <table:table-cell office:value-type="float" office:value="77" calcext:value-type="float">
            <text:p>77</text:p>
          </table:table-cell>
          <table:table-cell table:formula="of:=[.D33]" office:value-type="float" office:value="4898" calcext:value-type="float">
            <text:p>4898</text:p>
          </table:table-cell>
          <table:table-cell table:formula="of:=[.C34]/[.D34]" office:value-type="percentage" office:value="0.0157207023274806" calcext:value-type="percentage">
            <text:p>1,57%</text:p>
          </table:table-cell>
          <table:table-cell table:formula="of:=-[.E34]*LOG([.E34])" office:value-type="float" office:value="0.0283527277016024" calcext:value-type="float">
            <text:p>0,028352727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N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632" calcext:value-type="float">
            <text:p>4632</text:p>
          </table:table-cell>
          <table:table-cell table:style-name="ce1" table:formula="of:=[.D34]" office:value-type="float" office:value="4898" calcext:value-type="float">
            <text:p>4898</text:p>
          </table:table-cell>
          <table:table-cell table:style-name="ce3" table:formula="of:=[.C35]/[.D35]" office:value-type="percentage" office:value="0.94569211923234" calcext:value-type="percentage">
            <text:p>94,57%</text:p>
          </table:table-cell>
          <table:table-cell table:style-name="ce1" table:formula="of:=-[.E35]*LOG([.E35])" office:value-type="float" office:value="0.0229332514661228" calcext:value-type="float">
            <text:p>0,0229332515</text:p>
          </table:table-cell>
          <table:table-cell table:style-name="ce1" table:formula="of:=SUM([.F31:.F35])" office:value-type="float" office:value="0.117973117622807" calcext:value-type="float">
            <text:p>0,1179731176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advise</text:p>
          </table:table-cell>
          <table:table-cell office:value-type="float" office:value="74" calcext:value-type="float">
            <text:p>74</text:p>
          </table:table-cell>
          <table:table-cell table:formula="of:=SUM([.C36:.C40])" office:value-type="float" office:value="1234" calcext:value-type="float">
            <text:p>1234</text:p>
          </table:table-cell>
          <table:table-cell table:formula="of:=[.C36]/[.D36]" office:value-type="percentage" office:value="0.059967585089141" calcext:value-type="percentage">
            <text:p>6,00%</text:p>
          </table:table-cell>
          <table:table-cell table:formula="of:=-[.E36]*LOG([.E36])" office:value-type="float" office:value="0.073285392672206" calcext:value-type="float">
            <text:p>0,07328539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effect</text:p>
          </table:table-cell>
          <table:table-cell office:value-type="float" office:value="62" calcext:value-type="float">
            <text:p>62</text:p>
          </table:table-cell>
          <table:table-cell table:formula="of:=[.D36]" office:value-type="float" office:value="1234" calcext:value-type="float">
            <text:p>1234</text:p>
          </table:table-cell>
          <table:table-cell table:formula="of:=[.C37]/[.D37]" office:value-type="percentage" office:value="0.0502431118314425" calcext:value-type="percentage">
            <text:p>5,02%</text:p>
          </table:table-cell>
          <table:table-cell table:formula="of:=-[.E37]*LOG([.E37])" office:value-type="float" office:value="0.0652619571736921" calcext:value-type="float">
            <text:p>0,06526195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formula="of:=[.D37]" office:value-type="float" office:value="1234" calcext:value-type="float">
            <text:p>1234</text:p>
          </table:table-cell>
          <table:table-cell table:formula="of:=[.C38]/[.D38]" office:value-type="percentage" office:value="0.00810372771474878" calcext:value-type="percentage">
            <text:p>0,81%</text:p>
          </table:table-cell>
          <table:table-cell table:formula="of:=-[.E38]*LOG([.E38])" office:value-type="float" office:value="0.0169474486199127" calcext:value-type="float">
            <text:p>0,0169474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mechanism</text:p>
          </table:table-cell>
          <table:table-cell office:value-type="float" office:value="50" calcext:value-type="float">
            <text:p>50</text:p>
          </table:table-cell>
          <table:table-cell table:formula="of:=[.D38]" office:value-type="float" office:value="1234" calcext:value-type="float">
            <text:p>1234</text:p>
          </table:table-cell>
          <table:table-cell table:formula="of:=[.C39]/[.D39]" office:value-type="percentage" office:value="0.0405186385737439" calcext:value-type="percentage">
            <text:p>4,05%</text:p>
          </table:table-cell>
          <table:table-cell table:formula="of:=-[.E39]*LOG([.E39])" office:value-type="float" office:value="0.0564159301199839" calcext:value-type="float">
            <text:p>0,0564159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ull</text:p>
          </table:table-cell>
          <table:table-cell office:value-type="float" office:value="1038" calcext:value-type="float">
            <text:p>1038</text:p>
          </table:table-cell>
          <table:table-cell table:formula="of:=[.D39]" office:value-type="float" office:value="1234" calcext:value-type="float">
            <text:p>1234</text:p>
          </table:table-cell>
          <table:table-cell table:formula="of:=[.C40]/[.D40]" office:value-type="percentage" office:value="0.841166936790924" calcext:value-type="percentage">
            <text:p>84,12%</text:p>
          </table:table-cell>
          <table:table-cell table:formula="of:=-[.E40]*LOG([.E40])" office:value-type="float" office:value="0.0631866149269089" calcext:value-type="float">
            <text:p>0,0631866149</text:p>
          </table:table-cell>
          <table:table-cell table:formula="of:=SUM([.F36:.F40])" office:value-type="float" office:value="0.275097343512704" calcext:value-type="float">
            <text:p>0,27509734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1]/[.D41]" office:value-type="percentage" office:value="1" calcext:value-type="percentage">
            <text:p>100,00%</text:p>
          </table:table-cell>
          <table:table-cell table:formula="of:=-[.E41]*LOG([.E41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mechanis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C42]/[.D42]" office:value-type="percentage" office:value="0.166666666666667" calcext:value-type="percentage">
            <text:p>16,67%</text:p>
          </table:table-cell>
          <table:table-cell table:formula="of:=-[.E42]*LOG([.E42])" office:value-type="float" office:value="0.129691875063941" calcext:value-type="float">
            <text:p>0,12969187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C43]/[.D43]" office:value-type="percentage" office:value="0.833333333333333" calcext:value-type="percentage">
            <text:p>83,33%</text:p>
          </table:table-cell>
          <table:table-cell table:formula="of:=-[.E43]*LOG([.E43])" office:value-type="float" office:value="0.065984371706354" calcext:value-type="float">
            <text:p>0,06598437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44]/[.D44]" office:value-type="percentage" office:value="1" calcext:value-type="percentage">
            <text:p>100,00%</text:p>
          </table:table-cell>
          <table:table-cell table:formula="of:=-[.E44]*LOG([.E44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advise</text:p>
          </table:table-cell>
          <table:table-cell office:value-type="float" office:value="39" calcext:value-type="float">
            <text:p>39</text:p>
          </table:table-cell>
          <table:table-cell table:formula="of:=SUM([.C45:.C49])" office:value-type="float" office:value="513" calcext:value-type="float">
            <text:p>513</text:p>
          </table:table-cell>
          <table:table-cell table:formula="of:=[.C45]/[.D45]" office:value-type="percentage" office:value="0.0760233918128655" calcext:value-type="percentage">
            <text:p>7,60%</text:p>
          </table:table-cell>
          <table:table-cell table:formula="of:=-[.E45]*LOG([.E45])" office:value-type="float" office:value="0.0850741862871878" calcext:value-type="float">
            <text:p>0,08507418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effect</text:p>
          </table:table-cell>
          <table:table-cell office:value-type="float" office:value="69" calcext:value-type="float">
            <text:p>69</text:p>
          </table:table-cell>
          <table:table-cell table:formula="of:=[.D45]" office:value-type="float" office:value="513" calcext:value-type="float">
            <text:p>513</text:p>
          </table:table-cell>
          <table:table-cell table:formula="of:=[.C46]/[.D46]" office:value-type="percentage" office:value="0.134502923976608" calcext:value-type="percentage">
            <text:p>13,45%</text:p>
          </table:table-cell>
          <table:table-cell table:formula="of:=-[.E46]*LOG([.E46])" office:value-type="float" office:value="0.117188130471432" calcext:value-type="float">
            <text:p>0,1171881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formula="of:=[.D46]" office:value-type="float" office:value="513" calcext:value-type="float">
            <text:p>513</text:p>
          </table:table-cell>
          <table:table-cell table:formula="of:=[.C47]/[.D47]" office:value-type="percentage" office:value="0.00389863547758285" calcext:value-type="percentage">
            <text:p>0,39%</text:p>
          </table:table-cell>
          <table:table-cell table:formula="of:=-[.E47]*LOG([.E47])" office:value-type="float" office:value="0.00939215348712606" calcext:value-type="float">
            <text:p>0,0093921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mechanism</text:p>
          </table:table-cell>
          <table:table-cell office:value-type="float" office:value="34" calcext:value-type="float">
            <text:p>34</text:p>
          </table:table-cell>
          <table:table-cell table:formula="of:=[.D47]" office:value-type="float" office:value="513" calcext:value-type="float">
            <text:p>513</text:p>
          </table:table-cell>
          <table:table-cell table:formula="of:=[.C48]/[.D48]" office:value-type="percentage" office:value="0.0662768031189084" calcext:value-type="percentage">
            <text:p>6,63%</text:p>
          </table:table-cell>
          <table:table-cell table:formula="of:=-[.E48]*LOG([.E48])" office:value-type="float" office:value="0.078116388371082" calcext:value-type="float">
            <text:p>0,0781163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null</text:p>
          </table:table-cell>
          <table:table-cell office:value-type="float" office:value="369" calcext:value-type="float">
            <text:p>369</text:p>
          </table:table-cell>
          <table:table-cell table:formula="of:=[.D48]" office:value-type="float" office:value="513" calcext:value-type="float">
            <text:p>513</text:p>
          </table:table-cell>
          <table:table-cell table:formula="of:=[.C49]/[.D49]" office:value-type="percentage" office:value="0.719298245614035" calcext:value-type="percentage">
            <text:p>71,93%</text:p>
          </table:table-cell>
          <table:table-cell table:formula="of:=-[.E49]*LOG([.E49])" office:value-type="float" office:value="0.102925104509877" calcext:value-type="float">
            <text:p>0,1029251045</text:p>
          </table:table-cell>
          <table:table-cell table:formula="of:=SUM([.F45:.F49])" office:value-type="float" office:value="0.392695963126705" calcext:value-type="float">
            <text:p>0,3926959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advise</text:p>
          </table:table-cell>
          <table:table-cell office:value-type="float" office:value="5" calcext:value-type="float">
            <text:p>5</text:p>
          </table:table-cell>
          <table:table-cell table:formula="of:=SUM([.C50:.C54])" office:value-type="float" office:value="2723" calcext:value-type="float">
            <text:p>2723</text:p>
          </table:table-cell>
          <table:table-cell table:formula="of:=[.C50]/[.D50]" office:value-type="percentage" office:value="0.00183621006243114" calcext:value-type="percentage">
            <text:p>0,18%</text:p>
          </table:table-cell>
          <table:table-cell table:formula="of:=-[.E50]*LOG([.E50])" office:value-type="float" office:value="0.00502401328865947" calcext:value-type="float">
            <text:p>0,00502401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effect</text:p>
          </table:table-cell>
          <table:table-cell office:value-type="float" office:value="111" calcext:value-type="float">
            <text:p>111</text:p>
          </table:table-cell>
          <table:table-cell table:formula="of:=[.D50]" office:value-type="float" office:value="2723" calcext:value-type="float">
            <text:p>2723</text:p>
          </table:table-cell>
          <table:table-cell table:formula="of:=[.C51]/[.D51]" office:value-type="percentage" office:value="0.0407638633859714" calcext:value-type="percentage">
            <text:p>4,08%</text:p>
          </table:table-cell>
          <table:table-cell table:formula="of:=-[.E51]*LOG([.E51])" office:value-type="float" office:value="0.0566505462884382" calcext:value-type="float">
            <text:p>0,05665054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51]" office:value-type="float" office:value="2723" calcext:value-type="float">
            <text:p>2723</text:p>
          </table:table-cell>
          <table:table-cell table:formula="of:=[.C52]/[.D52]" office:value-type="percentage" office:value="0.000367242012486228" calcext:value-type="percentage">
            <text:p>0,04%</text:p>
          </table:table-cell>
          <table:table-cell table:formula="of:=-[.E52]*LOG([.E52])" office:value-type="float" office:value="0.00126149380879176" calcext:value-type="float">
            <text:p>0,00126149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mechanism</text:p>
          </table:table-cell>
          <table:table-cell office:value-type="float" office:value="188" calcext:value-type="float">
            <text:p>188</text:p>
          </table:table-cell>
          <table:table-cell table:formula="of:=[.D52]" office:value-type="float" office:value="2723" calcext:value-type="float">
            <text:p>2723</text:p>
          </table:table-cell>
          <table:table-cell table:formula="of:=[.C53]/[.D53]" office:value-type="percentage" office:value="0.0690414983474109" calcext:value-type="percentage">
            <text:p>6,90%</text:p>
          </table:table-cell>
          <table:table-cell table:formula="of:=-[.E53]*LOG([.E53])" office:value-type="float" office:value="0.080149570661161" calcext:value-type="float">
            <text:p>0,0801495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D</text:p>
          </table:table-cell>
          <table:table-cell office:value-type="string" calcext:value-type="string">
            <text:p>null</text:p>
          </table:table-cell>
          <table:table-cell office:value-type="float" office:value="2418" calcext:value-type="float">
            <text:p>2418</text:p>
          </table:table-cell>
          <table:table-cell table:formula="of:=[.D53]" office:value-type="float" office:value="2723" calcext:value-type="float">
            <text:p>2723</text:p>
          </table:table-cell>
          <table:table-cell table:formula="of:=[.C54]/[.D54]" office:value-type="percentage" office:value="0.8879911861917" calcext:value-type="percentage">
            <text:p>88,80%</text:p>
          </table:table-cell>
          <table:table-cell table:formula="of:=-[.E54]*LOG([.E54])" office:value-type="float" office:value="0.0458126594796847" calcext:value-type="float">
            <text:p>0,0458126595</text:p>
          </table:table-cell>
          <table:table-cell table:formula="of:=SUM([.F50:.F54])" office:value-type="float" office:value="0.188898283526735" calcext:value-type="float">
            <text:p>0,1888982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advise</text:p>
          </table:table-cell>
          <table:table-cell office:value-type="float" office:value="45" calcext:value-type="float">
            <text:p>45</text:p>
          </table:table-cell>
          <table:table-cell table:formula="of:=SUM([.C55:.C58])" office:value-type="float" office:value="272" calcext:value-type="float">
            <text:p>272</text:p>
          </table:table-cell>
          <table:table-cell table:formula="of:=[.C55]/[.D55]" office:value-type="percentage" office:value="0.165441176470588" calcext:value-type="percentage">
            <text:p>16,54%</text:p>
          </table:table-cell>
          <table:table-cell table:formula="of:=-[.E55]*LOG([.E55])" office:value-type="float" office:value="0.129268520447237" calcext:value-type="float">
            <text:p>0,1292685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effect</text:p>
          </table:table-cell>
          <table:table-cell office:value-type="float" office:value="59" calcext:value-type="float">
            <text:p>59</text:p>
          </table:table-cell>
          <table:table-cell table:formula="of:=[.D55]" office:value-type="float" office:value="272" calcext:value-type="float">
            <text:p>272</text:p>
          </table:table-cell>
          <table:table-cell table:formula="of:=[.C56]/[.D56]" office:value-type="percentage" office:value="0.216911764705882" calcext:value-type="percentage">
            <text:p>21,69%</text:p>
          </table:table-cell>
          <table:table-cell table:formula="of:=-[.E56]*LOG([.E56])" office:value-type="float" office:value="0.143968002393865" calcext:value-type="float">
            <text:p>0,1439680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mechanism</text:p>
          </table:table-cell>
          <table:table-cell office:value-type="float" office:value="7" calcext:value-type="float">
            <text:p>7</text:p>
          </table:table-cell>
          <table:table-cell table:formula="of:=[.D56]" office:value-type="float" office:value="272" calcext:value-type="float">
            <text:p>272</text:p>
          </table:table-cell>
          <table:table-cell table:formula="of:=[.C57]/[.D57]" office:value-type="percentage" office:value="0.0257352941176471" calcext:value-type="percentage">
            <text:p>2,57%</text:p>
          </table:table-cell>
          <table:table-cell table:formula="of:=-[.E57]*LOG([.E57])" office:value-type="float" office:value="0.0409055001769838" calcext:value-type="float">
            <text:p>0,0409055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G</text:p>
          </table:table-cell>
          <table:table-cell office:value-type="string" calcext:value-type="string">
            <text:p>null</text:p>
          </table:table-cell>
          <table:table-cell office:value-type="float" office:value="161" calcext:value-type="float">
            <text:p>161</text:p>
          </table:table-cell>
          <table:table-cell table:formula="of:=[.D57]" office:value-type="float" office:value="272" calcext:value-type="float">
            <text:p>272</text:p>
          </table:table-cell>
          <table:table-cell table:formula="of:=[.C58]/[.D58]" office:value-type="percentage" office:value="0.591911764705882" calcext:value-type="percentage">
            <text:p>59,19%</text:p>
          </table:table-cell>
          <table:table-cell table:formula="of:=-[.E58]*LOG([.E58])" office:value-type="float" office:value="0.134803777604332" calcext:value-type="float">
            <text:p>0,1348037776</text:p>
          </table:table-cell>
          <table:table-cell table:formula="of:=SUM([.F54:.F58])" office:value-type="float" office:value="0.494758460102102" calcext:value-type="float">
            <text:p>0,4947584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advise</text:p>
          </table:table-cell>
          <table:table-cell office:value-type="float" office:value="42" calcext:value-type="float">
            <text:p>42</text:p>
          </table:table-cell>
          <table:table-cell table:formula="of:=SUM([.C59:.C63])" office:value-type="float" office:value="341" calcext:value-type="float">
            <text:p>341</text:p>
          </table:table-cell>
          <table:table-cell table:formula="of:=[.C59]/[.D59]" office:value-type="percentage" office:value="0.12316715542522" calcext:value-type="percentage">
            <text:p>12,32%</text:p>
          </table:table-cell>
          <table:table-cell table:formula="of:=-[.E59]*LOG([.E59])" office:value-type="float" office:value="0.112021154606959" calcext:value-type="float">
            <text:p>0,11202115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effect</text:p>
          </table:table-cell>
          <table:table-cell office:value-type="float" office:value="38" calcext:value-type="float">
            <text:p>38</text:p>
          </table:table-cell>
          <table:table-cell table:formula="of:=[.D59]" office:value-type="float" office:value="341" calcext:value-type="float">
            <text:p>341</text:p>
          </table:table-cell>
          <table:table-cell table:formula="of:=[.C60]/[.D60]" office:value-type="percentage" office:value="0.111436950146628" calcext:value-type="percentage">
            <text:p>11,14%</text:p>
          </table:table-cell>
          <table:table-cell table:formula="of:=-[.E60]*LOG([.E60])" office:value-type="float" office:value="0.106196157566792" calcext:value-type="float">
            <text:p>0,1061961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60]" office:value-type="float" office:value="341" calcext:value-type="float">
            <text:p>341</text:p>
          </table:table-cell>
          <table:table-cell table:formula="of:=[.C61]/[.D61]" office:value-type="percentage" office:value="0.00293255131964809" calcext:value-type="percentage">
            <text:p>0,29%</text:p>
          </table:table-cell>
          <table:table-cell table:formula="of:=-[.E61]*LOG([.E61])" office:value-type="float" office:value="0.00742743219645894" calcext:value-type="float">
            <text:p>0,0074274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mechanism</text:p>
          </table:table-cell>
          <table:table-cell office:value-type="float" office:value="26" calcext:value-type="float">
            <text:p>26</text:p>
          </table:table-cell>
          <table:table-cell table:formula="of:=[.D61]" office:value-type="float" office:value="341" calcext:value-type="float">
            <text:p>341</text:p>
          </table:table-cell>
          <table:table-cell table:formula="of:=[.C62]/[.D62]" office:value-type="percentage" office:value="0.0762463343108504" calcext:value-type="percentage">
            <text:p>7,62%</text:p>
          </table:table-cell>
          <table:table-cell table:formula="of:=-[.E62]*LOG([.E62])" office:value-type="float" office:value="0.0852267061776061" calcext:value-type="float">
            <text:p>0,08522670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N</text:p>
          </table:table-cell>
          <table:table-cell office:value-type="string" calcext:value-type="string">
            <text:p>null</text:p>
          </table:table-cell>
          <table:table-cell office:value-type="float" office:value="234" calcext:value-type="float">
            <text:p>234</text:p>
          </table:table-cell>
          <table:table-cell table:formula="of:=[.D62]" office:value-type="float" office:value="341" calcext:value-type="float">
            <text:p>341</text:p>
          </table:table-cell>
          <table:table-cell table:formula="of:=[.C63]/[.D63]" office:value-type="percentage" office:value="0.686217008797654" calcext:value-type="percentage">
            <text:p>68,62%</text:p>
          </table:table-cell>
          <table:table-cell table:formula="of:=-[.E63]*LOG([.E63])" office:value-type="float" office:value="0.112222915103434" calcext:value-type="float">
            <text:p>0,1122229151</text:p>
          </table:table-cell>
          <table:table-cell table:formula="of:=SUM([.F59:.F63])" office:value-type="float" office:value="0.423094365651251" calcext:value-type="float">
            <text:p>0,4230943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advise</text:p>
          </table:table-cell>
          <table:table-cell office:value-type="float" office:value="14" calcext:value-type="float">
            <text:p>14</text:p>
          </table:table-cell>
          <table:table-cell table:formula="of:=SUM([.C64:.C68])" office:value-type="float" office:value="922" calcext:value-type="float">
            <text:p>922</text:p>
          </table:table-cell>
          <table:table-cell table:formula="of:=[.C64]/[.D64]" office:value-type="percentage" office:value="0.0151843817787419" calcext:value-type="percentage">
            <text:p>1,52%</text:p>
          </table:table-cell>
          <table:table-cell table:formula="of:=-[.E64]*LOG([.E64])" office:value-type="float" office:value="0.0276143605154615" calcext:value-type="float">
            <text:p>0,0276143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effect</text:p>
          </table:table-cell>
          <table:table-cell office:value-type="float" office:value="169" calcext:value-type="float">
            <text:p>169</text:p>
          </table:table-cell>
          <table:table-cell table:formula="of:=[.D64]" office:value-type="float" office:value="922" calcext:value-type="float">
            <text:p>922</text:p>
          </table:table-cell>
          <table:table-cell table:formula="of:=[.C65]/[.D65]" office:value-type="percentage" office:value="0.183297180043384" calcext:value-type="percentage">
            <text:p>18,33%</text:p>
          </table:table-cell>
          <table:table-cell table:formula="of:=-[.E65]*LOG([.E65])" office:value-type="float" office:value="0.135061467004721" calcext:value-type="float">
            <text:p>0,135061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int</text:p>
          </table:table-cell>
          <table:table-cell office:value-type="float" office:value="14" calcext:value-type="float">
            <text:p>14</text:p>
          </table:table-cell>
          <table:table-cell table:formula="of:=[.D65]" office:value-type="float" office:value="922" calcext:value-type="float">
            <text:p>922</text:p>
          </table:table-cell>
          <table:table-cell table:formula="of:=[.C66]/[.D66]" office:value-type="percentage" office:value="0.0151843817787419" calcext:value-type="percentage">
            <text:p>1,52%</text:p>
          </table:table-cell>
          <table:table-cell table:formula="of:=-[.E66]*LOG([.E66])" office:value-type="float" office:value="0.0276143605154615" calcext:value-type="float">
            <text:p>0,0276143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mechanism</text:p>
          </table:table-cell>
          <table:table-cell office:value-type="float" office:value="176" calcext:value-type="float">
            <text:p>176</text:p>
          </table:table-cell>
          <table:table-cell table:formula="of:=[.D66]" office:value-type="float" office:value="922" calcext:value-type="float">
            <text:p>922</text:p>
          </table:table-cell>
          <table:table-cell table:formula="of:=[.C67]/[.D67]" office:value-type="percentage" office:value="0.190889370932755" calcext:value-type="percentage">
            <text:p>19,09%</text:p>
          </table:table-cell>
          <table:table-cell table:formula="of:=-[.E67]*LOG([.E67])" office:value-type="float" office:value="0.137291119924239" calcext:value-type="float">
            <text:p>0,13729111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P</text:p>
          </table:table-cell>
          <table:table-cell office:value-type="string" calcext:value-type="string">
            <text:p>null</text:p>
          </table:table-cell>
          <table:table-cell office:value-type="float" office:value="549" calcext:value-type="float">
            <text:p>549</text:p>
          </table:table-cell>
          <table:table-cell table:formula="of:=[.D67]" office:value-type="float" office:value="922" calcext:value-type="float">
            <text:p>922</text:p>
          </table:table-cell>
          <table:table-cell table:formula="of:=[.C68]/[.D68]" office:value-type="percentage" office:value="0.595444685466377" calcext:value-type="percentage">
            <text:p>59,54%</text:p>
          </table:table-cell>
          <table:table-cell table:formula="of:=-[.E68]*LOG([.E68])" office:value-type="float" office:value="0.134069477825751" calcext:value-type="float">
            <text:p>0,1340694778</text:p>
          </table:table-cell>
          <table:table-cell table:formula="of:=SUM([.F64:.F68])" office:value-type="float" office:value="0.461650785785633" calcext:value-type="float">
            <text:p>0,4616507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advise</text:p>
          </table:table-cell>
          <table:table-cell office:value-type="float" office:value="72" calcext:value-type="float">
            <text:p>72</text:p>
          </table:table-cell>
          <table:table-cell table:formula="of:=SUM([.C69:.C73])" office:value-type="float" office:value="1648" calcext:value-type="float">
            <text:p>1648</text:p>
          </table:table-cell>
          <table:table-cell table:formula="of:=[.C69]/[.D69]" office:value-type="percentage" office:value="0.0436893203883495" calcext:value-type="percentage">
            <text:p>4,37%</text:p>
          </table:table-cell>
          <table:table-cell table:formula="of:=-[.E69]*LOG([.E69])" office:value-type="float" office:value="0.0594010796037304" calcext:value-type="float">
            <text:p>0,0594010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effect</text:p>
          </table:table-cell>
          <table:table-cell office:value-type="float" office:value="165" calcext:value-type="float">
            <text:p>165</text:p>
          </table:table-cell>
          <table:table-cell table:formula="of:=[.D69]" office:value-type="float" office:value="1648" calcext:value-type="float">
            <text:p>1648</text:p>
          </table:table-cell>
          <table:table-cell table:formula="of:=[.C70]/[.D70]" office:value-type="percentage" office:value="0.100121359223301" calcext:value-type="percentage">
            <text:p>10,01%</text:p>
          </table:table-cell>
          <table:table-cell table:formula="of:=-[.E70]*LOG([.E70])" office:value-type="float" office:value="0.100068621613645" calcext:value-type="float">
            <text:p>0,1000686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table:formula="of:=[.D70]" office:value-type="float" office:value="1648" calcext:value-type="float">
            <text:p>1648</text:p>
          </table:table-cell>
          <table:table-cell table:formula="of:=[.C71]/[.D71]" office:value-type="percentage" office:value="0.0066747572815534" calcext:value-type="percentage">
            <text:p>0,67%</text:p>
          </table:table-cell>
          <table:table-cell table:formula="of:=-[.E71]*LOG([.E71])" office:value-type="float" office:value="0.0145213651360629" calcext:value-type="float">
            <text:p>0,01452136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mechanism</text:p>
          </table:table-cell>
          <table:table-cell office:value-type="float" office:value="175" calcext:value-type="float">
            <text:p>175</text:p>
          </table:table-cell>
          <table:table-cell table:formula="of:=[.D71]" office:value-type="float" office:value="1648" calcext:value-type="float">
            <text:p>1648</text:p>
          </table:table-cell>
          <table:table-cell table:formula="of:=[.C72]/[.D72]" office:value-type="percentage" office:value="0.10618932038835" calcext:value-type="percentage">
            <text:p>10,62%</text:p>
          </table:table-cell>
          <table:table-cell table:formula="of:=-[.E72]*LOG([.E72])" office:value-type="float" office:value="0.10341981357287" calcext:value-type="float">
            <text:p>0,1034198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BZ</text:p>
          </table:table-cell>
          <table:table-cell office:value-type="string" calcext:value-type="string">
            <text:p>null</text:p>
          </table:table-cell>
          <table:table-cell office:value-type="float" office:value="1225" calcext:value-type="float">
            <text:p>1225</text:p>
          </table:table-cell>
          <table:table-cell table:formula="of:=[.D72]" office:value-type="float" office:value="1648" calcext:value-type="float">
            <text:p>1648</text:p>
          </table:table-cell>
          <table:table-cell table:formula="of:=[.C73]/[.D73]" office:value-type="percentage" office:value="0.743325242718447" calcext:value-type="percentage">
            <text:p>74,33%</text:p>
          </table:table-cell>
          <table:table-cell table:formula="of:=-[.E73]*LOG([.E73])" office:value-type="float" office:value="0.095755989295612" calcext:value-type="float">
            <text:p>0,0957559893</text:p>
          </table:table-cell>
          <table:table-cell table:formula="of:=SUM([.F69:.F73])" office:value-type="float" office:value="0.37316686922192" calcext:value-type="float">
            <text:p>0,3731668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C74]/[.D74]" office:value-type="percentage" office:value="0.0333333333333333" calcext:value-type="percentage">
            <text:p>3,33%</text:p>
          </table:table-cell>
          <table:table-cell table:formula="of:=-[.E74]*LOG([.E74])" office:value-type="float" office:value="0.0492373751573221" calcext:value-type="float">
            <text:p>0,0492373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mechanis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C75]/[.D75]" office:value-type="percentage" office:value="0.0166666666666667" calcext:value-type="percentage">
            <text:p>1,67%</text:p>
          </table:table-cell>
          <table:table-cell table:formula="of:=-[.E75]*LOG([.E75])" office:value-type="float" office:value="0.0296358541730607" calcext:value-type="float">
            <text:p>0,029635854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3" table:formula="of:=[.C76]/[.D76]" office:value-type="percentage" office:value="0.95" calcext:value-type="percentage">
            <text:p>95,00%</text:p>
          </table:table-cell>
          <table:table-cell table:style-name="ce1" table:formula="of:=-[.E76]*LOG([.E76])" office:value-type="float" office:value="0.0211625749755946" calcext:value-type="float">
            <text:p>0,021162575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ot_found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77]/[.D77]" office:value-type="percentage" office:value="1" calcext:value-type="percentage">
            <text:p>100,00%</text:p>
          </table:table-cell>
          <table:table-cell table:formula="of:=-[.E77]*LOG([.E77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string" calcext:value-type="string">
            <text:p>null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3" table:formula="of:=[.C78]/[.D78]" office:value-type="percentage" office:value="1" calcext:value-type="percentage">
            <text:p>100,00%</text:p>
          </table:table-cell>
          <table:table-cell table:style-name="ce1" table:formula="of:=-[.E78]*LOG([.E78])" office:value-type="float" office:value="-0" calcext:value-type="float">
            <text:p>0</text:p>
          </table:table-cell>
          <table:table-cell table:style-name="ce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8:34:48.179231635</meta:creation-date>
    <dc:date>2017-05-09T18:59:30.890626811</dc:date>
    <meta:editing-duration>PT9M32S</meta:editing-duration>
    <meta:editing-cycles>1</meta:editing-cycles>
    <meta:document-statistic meta:table-count="1" meta:cell-count="481" meta:object-count="0"/>
    <meta:generator>LibreOffice/4.2.8.2$Linux_X86_64 LibreOffice_project/420m0$Build-2</meta:generator>
  </office:meta>
</office:document-meta>
</file>